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padding-top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o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5.953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10.652cm">
          <text:p text:style-name="P1"><text:span text:style-name="T1">L2 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9.00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6.969cm" svg:x2="6.461cm" svg:y2="9.89cm" draw:start-shape="id45" draw:start-glue-point="1" draw:end-shape="id46" draw:end-glue-point="3" svg:d="m5064 6969h699v2921h698">
          <text:p/>
        </draw:connector>
        <draw:connector draw:style-name="gr5" draw:text-style-name="P1" draw:layer="layout" svg:x1="5.064cm" svg:y1="11.668cm" svg:x2="6.461cm" svg:y2="9.89cm" draw:start-shape="id47" draw:start-glue-point="1" draw:end-shape="id46" draw:end-glue-point="3" svg:d="m5064 11668h699v-1778h698">
          <text:p/>
        </draw:connector>
        <draw:ellipse draw:style-name="gr4" draw:text-style-name="P2" xml:id="id48" draw:id="id48" draw:layer="layout" svg:width="3.048cm" svg:height="2.032cm" svg:x="12.938cm" svg:y="8.874cm">
          <text:p text:style-name="P1"><text:span text:style-name="T1">L2 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9.89cm" svg:x2="12.938cm" svg:y2="9.89cm" draw:start-shape="id46" draw:start-glue-point="1" draw:end-shape="id48" draw:end-glue-point="3" svg:d="m10652 9890h2286">
          <text:p/>
        </draw:connector>
        <draw:ellipse draw:style-name="gr4" draw:text-style-name="P2" xml:id="id49" draw:id="id49" draw:layer="layout" svg:width="3.048cm" svg:height="2.032cm" svg:x="8.112cm" svg:y="14.46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7.63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5.85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5.73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5.478cm" svg:x2="12.43cm" svg:y2="16.748cm" draw:start-shape="id49" draw:start-glue-point="1" draw:end-shape="id50" draw:end-glue-point="3" svg:d="m11160 15478h635v1270h635">
          <text:p/>
        </draw:connector>
        <draw:connector draw:style-name="gr5" draw:text-style-name="P1" draw:layer="layout" svg:x1="11.287cm" svg:y1="18.653cm" svg:x2="12.43cm" svg:y2="16.748cm" draw:start-shape="id51" draw:start-glue-point="1" draw:end-shape="id50" draw:end-glue-point="3" svg:d="m11287 18653h572v-1905h571">
          <text:p/>
        </draw:connector>
        <draw:connector draw:style-name="gr5" draw:text-style-name="P1" draw:layer="layout" draw:type="line" svg:x1="16.621cm" svg:y1="16.748cm" svg:x2="18.399cm" svg:y2="16.748cm" draw:start-shape="id50" draw:start-glue-point="1" draw:end-shape="id52" draw:end-glue-point="3" svg:d="m16621 16748h1778">
          <text:p/>
        </draw:connector>
        <draw:custom-shape draw:style-name="gr10" draw:text-style-name="P1" xml:id="id53" draw:id="id53" draw:layer="layout" svg:width="2.413cm" svg:height="3.175cm" svg:x="23.123cm" svg:y="8.301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5.986cm" svg:y1="9.89cm" svg:x2="23.123cm" svg:y2="9.888cm" draw:start-shape="id48" draw:start-glue-point="1" draw:end-shape="id53" svg:d="m15986 9890h3568v-2h3569">
          <text:p/>
        </draw:connector>
        <draw:rect draw:style-name="gr2" draw:text-style-name="P2" xml:id="id54" draw:id="id54" draw:layer="layout" svg:width="4.191cm" svg:height="1.778cm" svg:x="6.461cm" svg:y="3.667cm">
          <text:p text:style-name="P1"><text:span text:style-name="T1">Calculate</text:span></text:p>
          <text:p text:style-name="P1"><text:span text:style-name="T1">Natural Mag</text:span></text:p>
        </draw:rect>
        <draw:ellipse draw:style-name="gr4" draw:text-style-name="P2" xml:id="id55" draw:id="id55" draw:layer="layout" svg:width="3.048cm" svg:height="2.032cm" svg:x="2.143cm" svg:y="1.254cm">
          <text:p text:style-name="P1"><text:span text:style-name="T1">L1 Exposure</text:span></text:p>
          <text:p text:style-name="P1"><text:span text:style-name="T1">Zeropoint</text:span></text:p>
          <text:p text:style-name="P1"><text:span text:style-name="T1">Model</text:span></text:p>
        </draw:ellipse>
        <draw:custom-shape draw:style-name="gr10" draw:text-style-name="P1" xml:id="id57" draw:id="id57" draw:layer="layout" svg:width="2.413cm" svg:height="3.175cm" svg:x="22.938cm" svg:y="2.905cm">
          <text:p text:style-name="P1"><text:span text:style-name="T1">Level 1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4" draw:text-style-name="P2" xml:id="id56" draw:id="id56" draw:layer="layout" svg:width="3.048cm" svg:height="2.032cm" svg:x="13.065cm" svg:y="3.54cm">
          <text:p text:style-name="P1"><text:span text:style-name="T1">L1 Natural</text:span></text:p>
          <text:p text:style-name="P1"><text:span text:style-name="T1">Mag</text:span></text:p>
        </draw:ellipse>
        <draw:connector draw:style-name="gr5" draw:text-style-name="P1" draw:layer="layout" svg:x1="5.064cm" svg:y1="6.969cm" svg:x2="6.461cm" svg:y2="4.556cm" draw:start-shape="id45" draw:start-glue-point="1" draw:end-shape="id54" svg:d="m5064 6969h699v-2413h698">
          <text:p/>
        </draw:connector>
        <draw:connector draw:style-name="gr5" draw:text-style-name="P1" draw:layer="layout" svg:x1="5.191cm" svg:y1="2.27cm" svg:x2="6.461cm" svg:y2="4.556cm" draw:start-shape="id55" draw:start-glue-point="1" draw:end-shape="id54" svg:d="m5191 2270h635v2286h635">
          <text:p/>
        </draw:connector>
        <draw:connector draw:style-name="gr5" draw:text-style-name="P1" draw:layer="layout" svg:x1="10.652cm" svg:y1="4.556cm" svg:x2="13.065cm" svg:y2="4.556cm" draw:start-shape="id54" draw:start-glue-point="1" draw:end-shape="id56" draw:end-glue-point="3" svg:d="m10652 4556h2413">
          <text:p/>
        </draw:connector>
        <draw:connector draw:style-name="gr5" draw:text-style-name="P1" draw:layer="layout" svg:x1="16.113cm" svg:y1="4.556cm" svg:x2="22.938cm" svg:y2="4.492cm" draw:start-shape="id56" draw:start-glue-point="1" draw:end-shape="id57" draw:end-glue-point="3" svg:d="m16113 4556h3412v-64h3413">
          <text:p/>
        </draw:connector>
        <draw:custom-shape draw:style-name="gr11" draw:text-style-name="P1" xml:id="id58" draw:id="id58" draw:layer="layout" svg:width="2.413cm" svg:height="3.175cm" svg:x="23.987cm" svg:y="15.159cm">
          <text:p text:style-name="P1"><text:span text:style-name="T1">Level 3</text:span></text:p>
          <text:p text:style-name="P1"><text:span text:style-name="T1">User</text:span></text:p>
          <text:p text:style-name="P1"><text:span text:style-name="T1">Table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24.33cm" svg:y1="11.476cm" svg:x2="14.525cm" svg:y2="15.859cm" draw:start-shape="id53" draw:start-glue-point="7" draw:end-shape="id50" draw:end-glue-point="0" svg:d="m24330 11476v2192h-9805v2191">
          <text:p/>
        </draw:connector>
        <draw:connector draw:style-name="gr5" draw:text-style-name="P1" draw:layer="layout" svg:x1="21.447cm" svg:y1="16.748cm" svg:x2="23.987cm" svg:y2="16.747cm" draw:start-shape="id52" draw:start-glue-point="1" draw:end-shape="id58" draw:end-glue-point="6" svg:d="m21447 16748h1270v-1h1270">
          <text:p/>
        </draw:connector>
        <draw:connector draw:style-name="gr5" draw:text-style-name="P1" draw:layer="layout" draw:line-skew="0.41cm 3.696cm" svg:x1="25.351cm" svg:y1="4.493cm" svg:x2="14.525cm" svg:y2="15.859cm" draw:start-shape="id57" draw:start-glue-point="8" draw:end-shape="id50" draw:end-glue-point="0" svg:d="m25351 4493h911v10173h-11737v11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7-01T08:42:40</dc:date>
    <meta:editing-duration>P11DT22H28M43S</meta:editing-duration>
    <meta:editing-cycles>27</meta:editing-cycles>
    <meta:generator>OOo-dev/3.4$Unix OpenOffice.org_project/340m0$Build-9583</meta:generator>
    <meta:print-date>2013-05-28T10:43:15</meta:print-date>
    <meta:document-statistic meta:object-count="119"/>
  </office:meta>
</office:document-meta>
</file>